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'Helvetica Neue', Helvetica, Arial, 'Lucida Grand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918" officeooo:paragraph-rsid="00027918"/>
    </style:style>
    <style:style style:name="P2" style:family="paragraph" style:parent-style-name="Standard">
      <style:text-properties officeooo:rsid="000471e7" officeooo:paragraph-rsid="000471e7"/>
    </style:style>
    <style:style style:name="P3" style:family="paragraph" style:parent-style-name="Standard">
      <style:text-properties fo:font-size="20pt" fo:font-weight="bold" officeooo:rsid="00091a8a" officeooo:paragraph-rsid="00091a8a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27918" officeooo:paragraph-rsid="00027918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a4182" officeooo:paragraph-rsid="000a1d2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style="italic" officeooo:rsid="00027918" officeooo:paragraph-rsid="00027918" style:font-size-asian="15pt" style:font-style-asian="italic" style:font-size-complex="15pt" style:font-style-complex="italic"/>
    </style:style>
    <style:style style:name="P7" style:family="paragraph" style:parent-style-name="Standard">
      <style:text-properties fo:font-size="15pt" fo:font-style="italic" officeooo:rsid="0005dc20" officeooo:paragraph-rsid="0005dc20" style:font-size-asian="15pt" style:font-style-asian="italic" style:font-size-complex="15pt" style:font-style-complex="italic"/>
    </style:style>
    <style:style style:name="P8" style:family="paragraph" style:parent-style-name="Standard">
      <style:text-properties fo:font-size="15pt" fo:font-style="italic" officeooo:rsid="000a1d2c" officeooo:paragraph-rsid="000a1d2c" style:font-size-asian="13.1000003814697pt" style:font-style-asian="italic" style:font-size-complex="15pt" style:font-style-complex="italic"/>
    </style:style>
    <style:style style:name="P9" style:family="paragraph" style:parent-style-name="Standard">
      <style:text-properties officeooo:paragraph-rsid="000a1d2c"/>
    </style:style>
    <style:style style:name="P10" style:family="paragraph" style:parent-style-name="Standard">
      <style:text-properties officeooo:rsid="0005dc20" officeooo:paragraph-rsid="0005dc20"/>
    </style:style>
    <style:style style:name="P11" style:family="paragraph" style:parent-style-name="Standard">
      <style:text-properties fo:font-style="italic" fo:font-weight="normal" officeooo:rsid="000dbc94" officeooo:paragraph-rsid="000dbc94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e4104" officeooo:paragraph-rsid="000e410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02cff" officeooo:paragraph-rsid="00102cf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08db9" officeooo:paragraph-rsid="00108db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ize="16pt" fo:font-weight="bold" officeooo:rsid="000dbc94" officeooo:paragraph-rsid="000dbc94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tyle="normal" fo:font-weight="normal" officeooo:rsid="00108db9" officeooo:paragraph-rsid="00108db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ize="16pt" fo:font-style="normal" fo:font-weight="bold" officeooo:rsid="00125d20" officeooo:paragraph-rsid="00125d20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font-size="16pt" fo:font-weight="bold" officeooo:rsid="000dbc94" officeooo:paragraph-rsid="0013fc49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tyle="italic" fo:font-weight="normal" officeooo:rsid="00125d20" officeooo:paragraph-rsid="00125d20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08db9" officeooo:paragraph-rsid="0013fc49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108db9" officeooo:paragraph-rsid="00154bf3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0dbc94" officeooo:paragraph-rsid="0013fc49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0e4104" officeooo:paragraph-rsid="0013fc4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102cff" officeooo:paragraph-rsid="0013fc49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102cff" officeooo:paragraph-rsid="00154bf3" style:font-style-asian="italic" style:font-weight-asian="normal" style:font-style-complex="italic" style:font-weight-complex="normal"/>
    </style:style>
    <style:style style:name="T1" style:family="text">
      <style:text-properties officeooo:rsid="000471e7"/>
    </style:style>
    <style:style style:name="T2" style:family="text">
      <style:text-properties officeooo:rsid="0004842f"/>
    </style:style>
    <style:style style:name="T3" style:family="text">
      <style:text-properties officeooo:rsid="00051339"/>
    </style:style>
    <style:style style:name="T4" style:family="text">
      <style:text-properties officeooo:rsid="00091a8a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15pt" fo:font-style="italic" officeooo:rsid="000a1d2c" style:font-size-asian="13.1000003814697pt" style:font-style-asian="italic" style:font-size-complex="15pt" style:font-style-complex="italic"/>
    </style:style>
    <style:style style:name="T7" style:family="text">
      <style:text-properties officeooo:rsid="0009b629"/>
    </style:style>
    <style:style style:name="T8" style:family="text">
      <style:text-properties officeooo:rsid="0009bebb"/>
    </style:style>
    <style:style style:name="T9" style:family="text">
      <style:text-properties officeooo:rsid="000a1d2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e4104" style:font-style-asian="normal" style:font-style-complex="normal"/>
    </style:style>
    <style:style style:name="T12" style:family="text">
      <style:text-properties fo:font-style="normal" officeooo:rsid="00154bf3" style:font-style-asian="normal" style:font-style-complex="normal"/>
    </style:style>
    <style:style style:name="T13" style:family="text">
      <style:text-properties fo:font-size="12pt" fo:font-style="normal" style:font-size-asian="10.5pt" style:font-style-asian="normal" style:font-size-complex="12pt" style:font-style-complex="normal"/>
    </style:style>
    <style:style style:name="T14" style:family="text">
      <style:text-properties fo:font-variant="normal" fo:text-transform="none" fo:color="#555555" loext:opacity="100%" style:font-name="Open Sans" fo:font-size="10.5pt" fo:letter-spacing="normal" fo:font-style="normal" fo:font-weight="normal" style:font-size-asian="10.5pt" style:font-style-asian="normal" style:font-size-complex="12pt" style:font-style-complex="normal"/>
    </style:style>
    <style:style style:name="T15" style:family="text">
      <style:text-properties officeooo:rsid="00127268"/>
    </style:style>
    <style:style style:name="T16" style:family="text">
      <style:text-properties officeooo:rsid="0013fc49"/>
    </style:style>
    <style:style style:name="T17" style:family="text">
      <style:text-properties officeooo:rsid="00154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zień <text:span text:style-name="T9">2</text:span>:</text:p>
      <text:p text:style-name="P9"><text:span text:style-name="T6">1. Czym jest .NET framework - </text:span><text:span text:style-name="T14">to programistyczna platforma, za pośrednictwem której tworzone są aplikacje pod systemy z rodziny Windows.</text:span><text:span text:style-name="T13"> </text:span></text:p>
      <text:p text:style-name="P8">2. Jego 2 podstawowe funkcje</text:p>
      <text:p text:style-name="P8">3. W jaki sposób nasze pliki stają się programem</text:p>
      <text:p text:style-name="P8">4. W jaki sposób możemy rozwijać nasze aplikacje, jakich używamy narzędzi do rozwijania aplikacji</text:p>
      <text:p text:style-name="P5"/>
      <text:p text:style-name="P4">Dzi<text:span text:style-name="T7">e</text:span>ń 3 :</text:p>
      <text:p text:style-name="P6">1. Co to jest git? :</text:p>
      <text:p text:style-name="P1"><text:tab/>-<text:span text:style-name="T1">Jak się nim obsługiwać</text:span></text:p>
      <text:p text:style-name="P1"><text:tab/>- <text:span text:style-name="T1">Do czego, po co on jest</text:span></text:p>
      <text:p text:style-name="P2"><text:span text:style-name="T5">2. Czym jest .gitignore</text:span> <text:line-break/><text:tab/><text:span text:style-name="T4">P</text:span><text:span text:style-name="T2">lik dzięki któremu nie musimy pilnować które pliki są do przygotowania do commita/pusha, a dzięki niemu możemy to zdefiniować tylko raz. </text:span><text:span text:style-name="T3">Ułatwia on pracę </text:span><text:span text:style-name="T8">dla programistów</text:span></text:p>
      <text:p text:style-name="P7">3. Co to jest commit i push?</text:p>
      <text:p text:style-name="P10">- Commit – przygotowuje paczkę plików które chcemy wysłać na githuba<text:line-break/> - Push – wysyła już tą przygotowaną paczkę na githuba</text:p>
      <text:p text:style-name="P10"/>
      <text:p text:style-name="P15">Dzień 4 :</text:p>
      <text:p text:style-name="P11">1.Grupy zmiennych – <text:span text:style-name="T10"><text:s/>jakie do czego używamy, </text:span><text:span text:style-name="T11">liczby całkowite/zmiennocałkowite, tekstu</text:span></text:p>
      <text:p text:style-name="P12">2. Zakresy -<text:span text:style-name="T10">zmienne mają limity liczb.</text:span></text:p>
      <text:p text:style-name="P13">3. Używanie zmiennej ‘var’ –<text:span text:style-name="T10"> można używać jej zamiast innych zmiennej. Warto używać jej jak najczęściej</text:span></text:p>
      <text:p text:style-name="P14">4. Operatory - <text:span text:style-name="T10"><text:s/>np. &lt; , &gt; ,==, !, używane przy pętlach (czymś innym też?)</text:span></text:p>
      <text:p text:style-name="P16"/>
      <text:p text:style-name="P17">Dzień 5:</text:p>
      <text:p text:style-name="P19">1. <text:span text:style-name="T15">Jak działają pętle i jak je zastosować tj. For, foreach, lista oraz tablica</text:span></text:p>
      <text:p text:style-name="P19"/>
      <text:p text:style-name="P18">Dzień <text:span text:style-name="T16">6(ważne!)</text:span> :</text:p>
      <text:p text:style-name="P22">1.<text:span text:style-name="T17">Klasa co to, kiedy i po co</text:span> – <text:span text:style-name="T10"><text:s/>j</text:span></text:p>
      <text:p text:style-name="P23">2. <text:span text:style-name="T17">modyfikatory dostępu</text:span> -<text:span text:style-name="T10">z.</text:span></text:p>
      <text:p text:style-name="P24">3. <text:span text:style-name="T17">konstruktory</text:span> –<text:span text:style-name="T10"> m</text:span></text:p>
      <text:p text:style-name="P20">4. <text:span text:style-name="T17">pola</text:span> - <text:span text:style-name="T10"><text:s/>n</text:span></text:p>
      <text:p text:style-name="P25"><text:span text:style-name="T17">5</text:span>. <text:span text:style-name="T17">przykład hermetyzacji</text:span> –<text:span text:style-name="T10"> m</text:span></text:p>
      <text:p text:style-name="P21"><text:span text:style-name="T17">6</text:span>. <text:span text:style-name="T17">static</text:span><text:span text:style-name="T10"> - <text:s/>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'Helvetica Neue', Helvetica, Arial, 'Lucida Grand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20:09:25.862000000</dc:date>
    <meta:editing-duration>PT27M15S</meta:editing-duration>
    <meta:editing-cycles>2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6" meta:word-count="220" meta:character-count="1290" meta:non-whitespace-character-count="1078"/>
  </office:meta>
</office:document-meta>
</file>